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Times New Roman1" fo:font-size="14pt" officeooo:paragraph-rsid="00137771" style:font-size-asian="14pt" style:font-size-complex="14pt"/>
    </style:style>
    <style:style style:name="P3" style:family="paragraph" style:parent-style-name="Heading_20_1" style:master-page-name="Standard">
      <style:paragraph-properties fo:margin-left="0cm" fo:margin-right="0cm" fo:text-align="justify" style:justify-single-word="false" fo:text-indent="1.251cm" style:auto-text-indent="false" style:page-number="auto"/>
      <style:text-properties style:font-name="Times New Roman1" fo:font-size="14pt" officeooo:paragraph-rsid="00137771" style:font-size-asian="14pt" style:font-size-complex="14pt"/>
    </style:style>
    <style:style style:name="P4" style:family="paragraph" style:parent-style-name="Text_20_body" style:list-style-name="L1">
      <style:text-properties style:font-name="Times New Roman1" fo:font-size="14pt" officeooo:paragraph-rsid="00137771" style:font-size-asian="14pt" style:font-size-complex="14pt"/>
    </style:style>
    <style:style style:name="P5" style:family="paragraph" style:parent-style-name="Text_20_body" style:list-style-name="L6">
      <style:text-properties style:font-name="Times New Roman1" fo:font-size="14pt" officeooo:paragraph-rsid="00137771" style:font-size-asian="14pt" style:font-size-complex="14pt"/>
    </style:style>
    <style:style style:name="P6" style:family="paragraph" style:parent-style-name="Text_20_body" style:list-style-name="L7">
      <style:text-properties style:font-name="Times New Roman1" fo:font-size="14pt" officeooo:paragraph-rsid="00137771" style:font-size-asian="14pt" style:font-size-complex="14pt"/>
    </style:style>
    <style:style style:name="P7" style:family="paragraph" style:parent-style-name="Text_20_body" style:list-style-name="L8">
      <style:text-properties style:font-name="Times New Roman1" fo:font-size="14pt" officeooo:paragraph-rsid="00137771" style:font-size-asian="14pt" style:font-size-complex="14pt"/>
    </style:style>
    <style:style style:name="P8" style:family="paragraph" style:parent-style-name="Text_20_body" style:list-style-name="L9">
      <style:text-properties style:font-name="Times New Roman1" fo:font-size="14pt" officeooo:paragraph-rsid="00137771" style:font-size-asian="14pt" style:font-size-complex="14pt"/>
    </style:style>
    <style:style style:name="P9" style:family="paragraph" style:parent-style-name="Text_20_body">
      <style:text-properties style:font-name="Times New Roman1" fo:font-size="14pt" officeooo:paragraph-rsid="00137771" style:font-size-asian="14pt" style:font-size-complex="14pt"/>
    </style:style>
    <style:style style:name="P10" style:family="paragraph" style:parent-style-name="Text_20_body">
      <style:text-properties officeooo:paragraph-rsid="00137771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style:font-name="Times New Roman1" fo:font-size="14pt" officeooo:paragraph-rsid="00137771" style:font-size-asian="14pt" style:font-size-complex="14pt"/>
    </style:style>
    <style:style style:name="P12" style:family="paragraph" style:parent-style-name="Text_20_body" style:list-style-name="L6">
      <style:paragraph-properties fo:margin-top="0cm" fo:margin-bottom="0cm" loext:contextual-spacing="false"/>
      <style:text-properties style:font-name="Times New Roman1" fo:font-size="14pt" officeooo:paragraph-rsid="00137771" style:font-size-asian="14pt" style:font-size-complex="14pt"/>
    </style:style>
    <style:style style:name="P13" style:family="paragraph" style:parent-style-name="Text_20_body" style:list-style-name="L7">
      <style:paragraph-properties fo:margin-top="0cm" fo:margin-bottom="0cm" loext:contextual-spacing="false"/>
      <style:text-properties style:font-name="Times New Roman1" fo:font-size="14pt" officeooo:paragraph-rsid="00137771" style:font-size-asian="14pt" style:font-size-complex="14pt"/>
    </style:style>
    <style:style style:name="P14" style:family="paragraph" style:parent-style-name="Text_20_body" style:list-style-name="L8">
      <style:paragraph-properties fo:margin-top="0cm" fo:margin-bottom="0cm" loext:contextual-spacing="false"/>
      <style:text-properties style:font-name="Times New Roman1" fo:font-size="14pt" officeooo:paragraph-rsid="00137771" style:font-size-asian="14pt" style:font-size-complex="14pt"/>
    </style:style>
    <style:style style:name="P15" style:family="paragraph" style:parent-style-name="Text_20_body" style:list-style-name="L9">
      <style:paragraph-properties fo:margin-top="0cm" fo:margin-bottom="0cm" loext:contextual-spacing="false"/>
      <style:text-properties style:font-name="Times New Roman1" fo:font-size="14pt" officeooo:paragraph-rsid="00137771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/>
    </style:style>
    <style:style style:name="T3" style:family="text">
      <style:text-properties style:text-position="33% 80%"/>
    </style:style>
    <style:style style:name="T4" style:family="text">
      <style:text-properties style:text-position="-33% 80%" fo:font-style="italic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font-size="14pt" fo:font-style="italic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Методы государственного регулирования экономики</text:span></text:h>
      <text:p text:style-name="P9">Воздействие государства на экономику в условиях рынка сводится к созданию и постоянной корректировке условий для того, чтобы она нормально, без серьезных сбоев</text:p>
      <text:p text:style-name="P9">функционировала и успешно развивалась, приспосабливаясь к существующей социально-экономической системе и изменяющимся условиям. Это предполагает:</text:p>
      <text:list xml:id="list3170307691" text:style-name="L1">
        <text:list-item>
          <text:p text:style-name="P11">o законотворчество - разработку и принятие правовых норм хозяйственной деятельности; </text:p>
        </text:list-item>
        <text:list-item>
          <text:p text:style-name="P11">o создание и прекращение деятельности крупных хозяйствующих субъектов; </text:p>
        </text:list-item>
        <text:list-item>
          <text:p text:style-name="P11">o прямое управление хозяйствующими субъектами, находящимися в государственной собственности; </text:p>
        </text:list-item>
        <text:list-item>
          <text:p text:style-name="P11">o информирование хозяйствующих субъектов об экономической ситуации и возможном ее изменении в будущем при разработке прогнозов и индикативных планов как страны в целом, так и отдельных ее территориальных образований; </text:p>
        </text:list-item>
        <text:list-item>
          <text:p text:style-name="P11">o регулирование деятельности регионов, отраслей и крупных предприятий в общенациональных целях; </text:p>
        </text:list-item>
        <text:list-item>
          <text:p text:style-name="P11">o финансирование и кредитование отраслей и сфер экономики; </text:p>
        </text:list-item>
        <text:list-item>
          <text:p text:style-name="P4">o контроль текущей деятельности предприятий в целях предотвращения нарушений существующего законодательства. </text:p>
        </text:list-item>
      </text:list>
      <text:p text:style-name="P10"><text:span text:style-name="Strong_20_Emphasis"><text:span text:style-name="T5">Методы государственного регулирования экономики, </text:span></text:span><text:span text:style-name="T5">т.е. способы воздействия на ее субъектов, их поведение, по форме подразделяются на активные и пассивные, по адресности - на прямые и косвенные, по содержанию - на правовые, административные и экономические.</text:span></text:p>
      <text:p text:style-name="P10"><text:span text:style-name="Strong_20_Emphasis"><text:span text:style-name="T6">Активные методы</text:span></text:span><text:span text:style-name="T5"> предполагают оперативные регулирующие действия государственных органов в ответ на меняющуюся экономическую ситуацию внутри страны и за ее пределами. К ним можно отнести, например манипулирование Центральным банком ставкой рефинансирования.</text:span></text:p>
      <text:p text:style-name="P10"><text:span text:style-name="Strong_20_Emphasis"><text:span text:style-name="T6">Пассивные методы</text:span></text:span><text:span text:style-name="T5"> заключаются в создании системы долговременных норм и правил (обязательных и рекомендательных), которым должны следовать субъекты, чтобы в максимальной степени реализовать собственные интересы при одновременном соблюдении интересов общества. В этом случае государство только пресекает нарушения обязательных требований. Пассивным методом государственного регулирования экономики служит издание соответствующих </text:span><text:soft-page-break/><text:span text:style-name="T5">законодательных актов и контроль их исполнения.</text:span></text:p>
      <text:p text:style-name="P10"><text:span text:style-name="Strong_20_Emphasis"><text:span text:style-name="T6">Прямые методы</text:span></text:span><text:span text:style-name="T5"> регулирования характеризуются адресностью, направленностью на конкретных субъектов или процессы.</text:span></text:p>
      <text:p text:style-name="P9">В качестве примера можно привести:</text:p>
      <text:list xml:id="list1951872738" text:style-name="L6">
        <text:list-item>
          <text:p text:style-name="P12">o государственные заказы и контракты на поставки определенных видов продукции, выполнение работ, оказание услуг конкретными производителями; </text:p>
        </text:list-item>
        <text:list-item>
          <text:p text:style-name="P12">o безвозвратное целевое финансирование тех или иных территорий, отраслей, предприятий (субвенции или прямые субсидии, которые включают различного рода дотации, пособия, доплаты из специальных бюджетных и внебюджетных фондов различных уровней - общенациональных, региональных, местных); </text:p>
        </text:list-item>
        <text:list-item>
          <text:p text:style-name="P12">o адресные льготные кредиты производителям; </text:p>
        </text:list-item>
        <text:list-item>
          <text:p text:style-name="P12">o финансирование строительства объектов государственной собственности; </text:p>
        </text:list-item>
        <text:list-item>
          <text:p text:style-name="P12">o ограничения и запреты по выпуску определенных видов продукции; </text:p>
        </text:list-item>
        <text:list-item>
          <text:p text:style-name="P5">o лицензирование отдельных видов деятельности, внешнеторговых операций и пр. </text:p>
        </text:list-item>
      </text:list>
      <text:p text:style-name="P9">Игнорирование хозяйствующими субъектами такого рода действий со стороны государства влечет либо экономические потери, либо административные санкции.</text:p>
      <text:p text:style-name="P10"><text:span text:style-name="Strong_20_Emphasis"><text:span text:style-name="T6">Косвенные методы</text:span></text:span><text:span text:style-name="T5"> не имеют непосредственного адресата и направлены на экономическое пространство в целом, определяя "правила игры" в нем. Они опираются в основном на товарно-денежные рычаги и воздействуют на экономические интересы субъектов хозяйственной деятельности. В отличие от прямых методов регулирования косвенные действуют автоматически. Неподчинение им обычно влечет экономические потери. Косвенными методами государственного регулирования экономики можно считать:</text:span></text:p>
      <text:list xml:id="list1462690179" text:style-name="L7">
        <text:list-item>
          <text:p text:style-name="P13">o экономическое прогнозирование, в результате которого частные фирмы получают достаточно надежные ориентиры для своего развития, осуществления инвестиционных проектов; </text:p>
        </text:list-item>
        <text:list-item>
          <text:p text:style-name="P13">o определение стратегических целей развития экономики и их выражение в индикативных и других планах, целевых программах и т.п.; </text:p>
        </text:list-item>
        <text:list-item>
          <text:p text:style-name="P13">o манипулирование налогами и системой налоговых льгот; </text:p>
        </text:list-item>
        <text:list-item>
          <text:p text:style-name="P6">o регулирование цен и тарифов, платежей за ресурсы, валютных курсов, нормы амортизационных отчислений, ставки рефинансирования, количества <text:soft-page-break/>денег в сфере обращения и пр. </text:p>
        </text:list-item>
      </text:list>
      <text:p text:style-name="P9">Сфера применения косвенного регулирования по мере развития рыночной экономики значительно расширяется.</text:p>
      <text:p text:style-name="P9">Таким образом, государство, используя прямые или косвенные рычаги воздействия на экономические интересы, влияет на поведение субъектов хозяйствования. Рассмотрим теперь методы государственного регулирования экономики с точки зрения их содержания.</text:p>
      <text:p text:style-name="P10"><text:span text:style-name="Strong_20_Emphasis"><text:span text:style-name="T6">Правовые методы</text:span></text:span><text:span text:style-name="T5"> опираются на систему нормативных актов, требованиям которых в обычных условиях должны следовать все субъекты хозяйственной деятельности. Речь идет, например, о правовых нормах, определяющих условия заключения контрактов, функционирования предприятий; взаимных обязательствах в области трудовых отношений; нормативных требованиях к качеству и сертификации определенных технологий и продукции и т.п.</text:span></text:p>
      <text:p text:style-name="P9">Правовые нормы и механизм их применения являются основой государственного регулирования экономики и проведения соответствующей экономической политики. В современном цивилизованном обществе в правовой форме осуществляются практически все хозяйственные процессы. Это придает им особый конституирующий статус, проявляющийся в том, что они могут сдерживать ее развитие, создавать для него необходимый простор и задавать нужное направление или вообще "отпускать на самотек", как это произошло, например в эпоху горбачевской и ельцинских реформ. Грамотно построенная система законодательства и его правильное применение могут существенно ускорить экономическое развитие страны, повысить эффективность хозяйственных процессов.</text:p>
      <text:p text:style-name="P9">Исходя из сказанного, необходимо, чтобы система правовых норм соответствовала реальному состоянию общества, в частности экономики (что требует их тщательного изучения и осмысления), создавала необходимый простор для развития позитивных тенденций и пресекала негативные.</text:p>
      <text:p text:style-name="P10"><text:span text:style-name="T5">К </text:span><text:span text:style-name="Strong_20_Emphasis"><text:span text:style-name="T6">административным методам</text:span></text:span><text:span text:style-name="T5"> регулирования экономики относятся:</text:span></text:p>
      <text:list xml:id="list2823878486" text:style-name="L8">
        <text:list-item>
          <text:p text:style-name="P14">1)запрещение какой-либо деятельности, признание тех или иных товаров и услуг и их компонентов общественно вредными, ненужными, не допускаемыми к применению; </text:p>
        </text:list-item>
        <text:list-item>
          <text:p text:style-name="P14">2)разрешение (лицензирование, квотирование и пр.) на ведение многих видов экономической деятельности, на ввоз и вывоз ряда товаров (лекарств, <text:soft-page-break/>продовольствия); </text:p>
        </text:list-item>
        <text:list-item>
          <text:p text:style-name="P14">3)принуждение (проводить природоохранные мероприятия, обеспечивать безопасные условия труда работникам); </text:p>
        </text:list-item>
        <text:list-item>
          <text:p text:style-name="P7">4) контроль (над доходами, ценами и пр.). </text:p>
        </text:list-item>
      </text:list>
      <text:p text:style-name="P9">Эти меры не основываются на экономических интересах и реализующих их стимулах, а опираются на "силу" приказа, государственной власти.</text:p>
      <text:p text:style-name="P9">Административные методы регулирования в развитых странах используются в незначительных масштабах. Их сфера ограничивается в основном охраной окружающей среды, созданием условий для поддержки социально слабо защищенных слоев населения, осуществлением внешнеэкономических контактов.</text:p>
      <text:p text:style-name="P9">Так, государство принимает решения об установлении импортных или экспортных квот, временном запрете на импорт или экспорт тех или иных товаров (например, в 2006 г. в Россию был запрещен ввоз вин из Грузии и Молдовы, минеральной воды "Боржоми", мяса, поставляемого польскими фирмами, и пр.). Государство обязывает предприятия организовывать на местах производственное обучение, повышать квалификацию персонала, создавать безопасные условия для работников.</text:p>
      <text:p text:style-name="P10"><text:span text:style-name="Strong_20_Emphasis"><text:span text:style-name="T6">Экономические методы</text:span></text:span><text:span text:style-name="T5"> влияют на материальную заинтересованность хозяйствующих субъектов. К ним относятся:</text:span></text:p>
      <text:list xml:id="list2603407632" text:style-name="L9">
        <text:list-item>
          <text:p text:style-name="P15">o налоги и бюджетные выплаты, посредством которых осуществляется прямое адресное воздействие на хозяйствующих субъектов; </text:p>
        </text:list-item>
        <text:list-item>
          <text:p text:style-name="P15">o денежно-кредитные инструменты (манипулирование учетной ставкой, осуществляемое Центральным банком, установление и изменение размеров минимальных резервов, которые финансовые институты обязаны хранить в Центральном банке, операции с государственными ценными бумагами, такие как эмиссия государственных обязательств, торговля ими и погашение). При помощи этих инструментов государство стремится изменить соотношение спроса и предложения на финансовом рынке в нужном направлении; </text:p>
        </text:list-item>
        <text:list-item>
          <text:p text:style-name="P15">o амортизационная политика; </text:p>
        </text:list-item>
        <text:list-item>
          <text:p text:style-name="P15">o программирование, прогнозирование, планирование экономики; </text:p>
        </text:list-item>
        <text:list-item>
          <text:p text:style-name="P8">o создание объектов государственной собственности и осуществление на их базе предпринимательской и иной деятельности, обеспечивающих эффективное функционирование частного бизнеса. </text:p>
        </text:list-item>
      </text:list>
      <text:p text:style-name="P9"><text:soft-page-break/>Среди методов государственного регулирования экономики нет совершенно непригодных и неэффективных, нужны все; главное при этом - определить те области, где применение того или иного метода наиболее целесообразно.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ial" style:font-family-asian="Arial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0T06:54:56.402594511</dc:date>
    <meta:editing-duration>PT8M56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5" meta:paragraph-count="47" meta:word-count="1003" meta:character-count="8383" meta:non-whitespace-character-count="7427"/>
  </office:meta>
</office:document-meta>
</file>